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30" calcext:value-type="float">
            <text:p>1130</text:p>
          </table:table-cell>
          <table:table-cell table:style-name="ce7" table:formula="of:=COUNTIF([.B7:.B1000000];&quot;X&quot;)" office:value-type="float" office:value="974" calcext:value-type="float">
            <text:p>974</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6" calcext:value-type="float">
            <text:p>126</text:p>
          </table:table-cell>
          <table:table-cell table:style-name="ce25" table:formula="of:=SUM([.B2:.F2])" office:value-type="float" office:value="1196" calcext:value-type="float">
            <text:p>119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Porém, sofri um acidente, rompi totalmente o tendão de Aquiles no vôlei com a turm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sofri o acidente.</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3" table:number-rows-repeated="113">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15">00/00/0000</text:date>, <text:time style:data-style-name="N2" text:time-value="20:38:51.04591797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15T20:39:28.058008368</dc:date>
    <meta:editing-duration>P1DT6H44M48S</meta:editing-duration>
    <meta:editing-cycles>1134</meta:editing-cycles>
    <meta:document-statistic meta:table-count="1" meta:cell-count="6809" meta:object-count="0"/>
  </office:meta>
</office:document-meta>
</file>